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1.27cm" svg:x="0.735cm" svg:y="0.1cm">
          <text:p text:style-name="P1"><text:span text:style-name="T1">Evaluate array= (collection)~makeArra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1.27cm" svg:x="0.735cm" svg:y="2.005cm">
          <text:p text:style-name="P1"><text:span text:style-name="T1">Index =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1.27cm" svg:x="0.735cm" svg:y="3.91cm">
          <text:p text:style-name="P1"><text:span text:style-name="T1">Test index &gt; array~item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1.27cm" svg:x="0.735cm" svg:y="5.815cm">
          <text:p text:style-name="P1"><text:span text:style-name="T1">Control variable = array[index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1.27cm" svg:x="0.735cm" svg:y="7.72cm">
          <text:p text:style-name="P1"><text:span text:style-name="T1">(WHILE express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1.27cm" svg:x="0.735cm" svg:y="9.625cm">
          <text:p text:style-name="P1"><text:span text:style-name="T1">Process instruction(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1.27cm" svg:x="0.735cm" svg:y="11.53cm">
          <text:p text:style-name="P1"><text:span text:style-name="T1">(UNTIL express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1.27cm" svg:x="0.735cm" svg:y="13.435cm">
          <text:p text:style-name="P1"><text:span text:style-name="T1">Index = index + 1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545cm" svg:y1="1.37cm" svg:x2="4.545cm" svg:y2="2.005cm">
          <text:p/>
        </draw:line>
        <draw:line draw:style-name="gr2" draw:text-style-name="P3" draw:layer="layout" svg:x1="4.545cm" svg:y1="3.275cm" svg:x2="4.545cm" svg:y2="3.91cm">
          <text:p/>
        </draw:line>
        <draw:line draw:style-name="gr2" draw:text-style-name="P3" draw:layer="layout" svg:x1="4.545cm" svg:y1="5.18cm" svg:x2="4.545cm" svg:y2="5.815cm">
          <text:p/>
        </draw:line>
        <draw:line draw:style-name="gr2" draw:text-style-name="P3" draw:layer="layout" svg:x1="4.545cm" svg:y1="7.085cm" svg:x2="4.545cm" svg:y2="7.72cm">
          <text:p/>
        </draw:line>
        <draw:line draw:style-name="gr2" draw:text-style-name="P3" draw:layer="layout" svg:x1="4.545cm" svg:y1="8.99cm" svg:x2="4.545cm" svg:y2="9.625cm">
          <text:p/>
        </draw:line>
        <draw:line draw:style-name="gr2" draw:text-style-name="P3" draw:layer="layout" svg:x1="4.545cm" svg:y1="10.895cm" svg:x2="4.545cm" svg:y2="11.53cm">
          <text:p/>
        </draw:line>
        <draw:line draw:style-name="gr2" draw:text-style-name="P3" draw:layer="layout" svg:x1="4.545cm" svg:y1="12.8cm" svg:x2="4.545cm" svg:y2="13.435cm">
          <text:p/>
        </draw:line>
        <draw:line draw:style-name="gr2" draw:text-style-name="P3" draw:layer="layout" svg:x1="0.1cm" svg:y1="4.545cm" svg:x2="0.735cm" svg:y2="4.545cm">
          <text:p/>
        </draw:line>
        <draw:line draw:style-name="gr3" draw:text-style-name="P3" draw:layer="layout" svg:x1="0.1cm" svg:y1="4.545cm" svg:x2="0.1cm" svg:y2="14.07cm">
          <text:p/>
        </draw:line>
        <draw:line draw:style-name="gr2" draw:text-style-name="P3" draw:layer="layout" svg:x1="8.391cm" svg:y1="4.545cm" svg:x2="9.625cm" svg:y2="4.545cm">
          <text:p/>
        </draw:line>
        <draw:line draw:style-name="gr3" draw:text-style-name="P3" draw:layer="layout" svg:x1="0.735cm" svg:y1="14.07cm" svg:x2="0.1cm" svg:y2="14.07cm">
          <text:p/>
        </draw:line>
        <draw:custom-shape draw:style-name="gr1" draw:text-style-name="P2" draw:layer="layout" svg:width="4.445cm" svg:height="1.27cm" svg:x="9.625cm" svg:y="3.91cm">
          <text:p text:style-name="P1"><text:span text:style-name="T1">Stop processing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27cm" svg:height="0.885cm" svg:x="8.355cm" svg:y="3.91cm">
          <draw:text-box>
            <text:p text:style-name="P4"><text:span text:style-name="T1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17cm" fo:page-height="14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7-09T11:01:59</meta:creation-date>
    <dc:creator>Jean Louis Faucher</dc:creator>
    <dc:date>2009-12-09T22:43:54.65</dc:date>
    <dc:language>en-US</dc:language>
    <meta:editing-cycles>6</meta:editing-cycles>
    <meta:editing-duration>PT00H31M07S</meta:editing-duration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